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9200000592BB4C1A948D09D3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483cm" svg:y="5.637cm">
          <draw:image xlink:href="Pictures/100000000000059200000592BB4C1A948D09D35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7:20.387851753</meta:creation-date>
    <dc:date>2018-04-17T16:07:38.640794009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